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32cm" fo:min-width="3.401cm"/>
    </style:style>
    <style:style style:name="gr2" style:family="graphic" style:parent-style-name="standard">
      <style:graphic-properties svg:stroke-color="#006600" draw:fill-color="#009900" draw:textarea-horizontal-align="justify" draw:textarea-vertical-align="middle" draw:auto-grow-height="false" fo:min-height="1.75cm" fo:min-width="13.4cm"/>
    </style:style>
    <style:style style:name="gr3" style:family="graphic" style:parent-style-name="standard">
      <style:graphic-properties svg:stroke-color="#ff0000" draw:fill-color="#ff6666" draw:textarea-horizontal-align="justify" draw:textarea-vertical-align="middle" draw:auto-grow-height="false" fo:min-height="1.45cm" fo:min-width="5.3cm"/>
    </style:style>
    <style:style style:name="gr4" style:family="graphic" style:parent-style-name="standard">
      <style:graphic-properties svg:stroke-color="#ffff00" draw:fill-color="#ffff66" draw:textarea-horizontal-align="justify" draw:textarea-vertical-align="middle" draw:auto-grow-height="false" fo:min-height="1.45cm" fo:min-width="5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009900"/>
      <style:paragraph-properties fo:text-align="center"/>
      <style:text-properties fo:color="#ffffff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style:paragraph-properties fo:text-align="center"/>
      <style:text-properties fo:color="#cc0000"/>
    </style:style>
    <style:style style:name="P7" style:family="paragraph">
      <loext:graphic-properties draw:fill="none" draw:fill-color="#ffffff"/>
      <style:paragraph-properties fo:text-align="center"/>
      <style:text-properties fo:color="#cc0000"/>
    </style:style>
    <style:style style:name="P8" style:family="paragraph">
      <style:text-properties fo:color="#0000cc"/>
    </style:style>
    <style:style style:name="P9" style:family="paragraph">
      <loext:graphic-properties draw:fill="none" draw:fill-color="#ffffff"/>
      <style:text-properties fo:color="#0000cc"/>
    </style:style>
    <style:style style:name="P10" style:family="paragraph">
      <style:paragraph-properties fo:text-align="center"/>
      <style:text-properties fo:color="#ff6600"/>
    </style:style>
    <style:style style:name="P11" style:family="paragraph">
      <loext:graphic-properties draw:fill="none" draw:fill-color="#ffffff"/>
      <style:paragraph-properties fo:text-align="center"/>
      <style:text-properties fo:color="#ff66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/>
    </style:style>
    <style:style style:name="T3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1.8cm" svg:x="8.4cm" svg:y="1.8cm">
          <text:p text:style-name="P1">Power On</text:p>
          <draw:enhanced-geometry svg:viewBox="0 0 21600 21600" draw:text-areas="?f0 0 ?f2 ?f5" draw:type="down-arrow" draw:modifiers="16577.860051832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9cm" svg:height="1.8cm" svg:x="8.4cm" svg:y="5.8cm">
          <text:p text:style-name="P1">SODS</text:p>
          <text:p text:style-name="P1"><text:span text:style-name="T1">(300s before LO)</text:span></text:p>
          <draw:enhanced-geometry svg:viewBox="0 0 21600 21600" draw:text-areas="?f0 0 ?f2 ?f5" draw:type="down-arrow" draw:modifiers="16577.860051832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9cm" svg:height="1.8cm" svg:x="8.4cm" svg:y="9.8cm">
          <text:p text:style-name="P1">LO</text:p>
          <draw:enhanced-geometry svg:viewBox="0 0 21600 21600" draw:text-areas="?f0 0 ?f2 ?f5" draw:type="down-arrow" draw:modifiers="16577.860051832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9cm" svg:height="1.8cm" svg:x="8.4cm" svg:y="13.9cm">
          <text:p text:style-name="P1">SOE</text:p>
          <draw:enhanced-geometry svg:viewBox="0 0 21600 21600" draw:text-areas="?f0 0 ?f2 ?f5" draw:type="down-arrow" draw:modifiers="16577.860051832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9cm" svg:height="1.8cm" svg:x="8.4cm" svg:y="17.9cm">
          <text:p text:style-name="P1">SOE <text:span text:style-name="T1">disable</text:span></text:p>
          <draw:enhanced-geometry svg:viewBox="0 0 21600 21600" draw:text-areas="?f0 0 ?f2 ?f5" draw:type="down-arrow" draw:modifiers="16577.860051832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9cm" svg:height="1.8cm" svg:x="8.4cm" svg:y="22cm">
          <text:p text:style-name="P1">SODS <text:span text:style-name="T1">disable</text:span></text:p>
          <draw:enhanced-geometry svg:viewBox="0 0 21600 21600" draw:text-areas="?f0 0 ?f2 ?f5" draw:type="down-arrow" draw:modifiers="16577.860051832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3.9cm" svg:height="2cm" draw:transform="rotate (-1.5707963267949) translate (3.7cm 7.8cm)">
          <text:p text:style-name="P2">Camera recor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8cm" svg:x="8.4cm" svg:y="26cm">
          <text:p text:style-name="P1">Shutdown</text:p>
          <draw:enhanced-geometry svg:viewBox="0 0 21600 21600" draw:text-areas="?f0 0 ?f2 ?f5" draw:type="down-arrow" draw:modifiers="21600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5.8cm" svg:height="1.7cm" svg:x="4.1cm" svg:y="3.8cm">
          <text:p text:style-name="P1">Low frequenc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7cm" svg:x="4.1cm" svg:y="7.8cm">
          <text:p text:style-name="P1">Low frequenc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7cm" svg:x="4.1cm" svg:y="11.9cm">
          <text:p text:style-name="P1">Low frequenc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7cm" svg:x="4.1cm" svg:y="15.9cm">
          <text:p text:style-name="P1">High frequenc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7cm" svg:x="4.1cm" svg:y="20cm">
          <text:p text:style-name="P1">Low frequenc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7cm" svg:x="4.1cm" svg:y="24cm">
          <text:p text:style-name="P1">Non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7cm" svg:x="10.9cm" svg:y="3.8cm">
          <text:p text:style-name="P1">Transmi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7cm" svg:x="10.9cm" svg:y="7.8cm">
          <text:p text:style-name="P1">Transmi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7cm" svg:x="10.9cm" svg:y="11.8cm">
          <text:p text:style-name="P1">Transmit &amp; sto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7cm" svg:x="10.9cm" svg:y="15.9cm">
          <text:p text:style-name="P1">Transmit &amp; sto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7cm" svg:x="10.9cm" svg:y="20cm">
          <text:p text:style-name="P1">Transmit &amp; sto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7cm" svg:x="10.9cm" svg:y="24cm">
          <text:p text:style-name="P1">Flush buffers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918cm" svg:height="1.673cm" svg:x="4.182cm" svg:y="1.9cm">
          <draw:text-box>
            <text:p text:style-name="P6"><text:span text:style-name="T2">Sensor data</text:span></text:p>
            <text:p text:style-name="P6"><text:span text:style-name="T2">acquisition</text:span></text:p>
          </draw:text-box>
        </draw:frame>
        <draw:frame draw:style-name="gr5" draw:text-style-name="P9" draw:layer="layout" svg:width="4.481cm" svg:height="0.962cm" svg:x="8.119cm" svg:y="0.8cm">
          <draw:text-box>
            <text:p text:style-name="P8"><text:span text:style-name="T3">Event timeline</text:span></text:p>
          </draw:text-box>
        </draw:frame>
        <draw:frame draw:style-name="gr5" draw:text-style-name="P11" draw:layer="layout" svg:width="3.918cm" svg:height="1.673cm" svg:x="12.682cm" svg:y="1.901cm">
          <draw:text-box>
            <text:p text:style-name="P10">Sensor data</text:p>
            <text:p text:style-name="P10">stor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8:52:36.128512785</meta:creation-date>
    <dc:date>2017-03-16T19:11:17.616250202</dc:date>
    <meta:editing-duration>PT8M31S</meta:editing-duration>
    <meta:editing-cycles>1</meta:editing-cycles>
    <meta:document-statistic meta:object-count="23"/>
    <meta:generator>LibreOffice/5.2.6.2$Linux_X86_64 LibreOffice_project/20$Build-2</meta:generator>
  </office:meta>
</office:document-meta>
</file>